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2a6099" style:text-underline-style="none" officeooo:rsid="0008b368" officeooo:paragraph-rsid="0007a3a0"/>
    </style:style>
    <style:style style:name="P2" style:family="paragraph" style:parent-style-name="Standard">
      <style:text-properties fo:color="#2a6099" officeooo:rsid="0008b368" officeooo:paragraph-rsid="0007a3a0"/>
    </style:style>
    <style:style style:name="P3" style:family="paragraph" style:parent-style-name="Standard">
      <style:paragraph-properties fo:text-align="center" style:justify-single-word="false"/>
      <style:text-properties fo:color="#ce181e" fo:font-size="18pt" officeooo:rsid="0008b368" officeooo:paragraph-rsid="0007a3a0" style:font-size-asian="18pt" style:font-size-complex="18pt"/>
    </style:style>
    <style:style style:name="P4" style:family="paragraph" style:parent-style-name="Standard">
      <style:text-properties fo:color="#ce181e" style:text-underline-style="solid" style:text-underline-width="auto" style:text-underline-color="font-color" officeooo:rsid="0008b368" officeooo:paragraph-rsid="0007a3a0"/>
    </style:style>
    <style:style style:name="P5" style:family="paragraph" style:parent-style-name="Standard">
      <style:text-properties fo:color="#ce181e" style:text-underline-style="solid" style:text-underline-width="auto" style:text-underline-color="font-color" officeooo:rsid="0008b368" officeooo:paragraph-rsid="00093dd0"/>
    </style:style>
    <style:style style:name="P6" style:family="paragraph" style:parent-style-name="Standard">
      <style:text-properties officeooo:rsid="0008b368" officeooo:paragraph-rsid="0007a3a0"/>
    </style:style>
    <style:style style:name="P7" style:family="paragraph" style:parent-style-name="Standard">
      <style:text-properties officeooo:paragraph-rsid="0007a3a0"/>
    </style:style>
    <style:style style:name="T1" style:family="text">
      <style:text-properties fo:color="#ce181e"/>
    </style:style>
    <style:style style:name="T2" style:family="text">
      <style:text-properties officeooo:rsid="000b205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QL</text:p>
      <text:p text:style-name="P7"/>
      <text:p text:style-name="P7">lambret@lambret-Latitude-E5430-non-vPro:~$ <text:span text:style-name="T1">sudo mysql</text:span></text:p>
      <text:p text:style-name="P6"/>
      <text:p text:style-name="P4">Exercice1 :Afficher tous les frameworks associés à leurs langages. Si un langage n'a pas de framework l'afficher aussi.</text:p>
      <text:p text:style-name="P2"/>
      <text:p text:style-name="P2">mysql&gt; SELECT `languages`.`name` AS `Language`,</text:p>
      <text:p text:style-name="P2"><text:s text:c="4"/>-&gt; `frameworks`.`name` AS `Framework` </text:p>
      <text:p text:style-name="P2"><text:s text:c="4"/>-&gt; FROM `languages`</text:p>
      <text:p text:style-name="P2"><text:s text:c="4"/>-&gt; LEFT JOIN `frameworks`</text:p>
      <text:p text:style-name="P2"><text:s text:c="4"/>-&gt; ON `languages`.`id` = `frameworks`.`languagesId`;</text:p>
      <text:p text:style-name="P2">+------------+---------------+</text:p>
      <text:p text:style-name="P2">| Language <text:s text:c="2"/>| Framework <text:s text:c="4"/>|</text:p>
      <text:p text:style-name="P2">+------------+---------------+</text:p>
      <text:p text:style-name="P2">| C++ <text:s text:c="7"/>| Qt <text:s text:c="11"/>|</text:p>
      <text:p text:style-name="P2">| Java <text:s text:c="6"/>| SDK Android <text:s text:c="2"/>|</text:p>
      <text:p text:style-name="P2">| CSS <text:s text:c="7"/>| Bootstrap <text:s text:c="4"/>|</text:p>
      <text:p text:style-name="P2">| CSS <text:s text:c="7"/>| Foundation <text:s text:c="3"/>|</text:p>
      <text:p text:style-name="P2">| CSS <text:s text:c="7"/>| KNACSS <text:s text:c="7"/>|</text:p>
      <text:p text:style-name="P2">| CSS <text:s text:c="7"/>| Avalanche <text:s text:c="4"/>|</text:p>
      <text:p text:style-name="P2">| CSS <text:s text:c="7"/>| Miligram <text:s text:c="5"/>|</text:p>
      <text:p text:style-name="P2">| CSS <text:s text:c="7"/>| Skeleton <text:s text:c="5"/>|</text:p>
      <text:p text:style-name="P2">| CSS <text:s text:c="7"/>| Hoisin <text:s text:c="7"/>|</text:p>
      <text:p text:style-name="P2">| CSS <text:s text:c="7"/>| Inuit <text:s text:c="8"/>|</text:p>
      <text:p text:style-name="P2">| CSS <text:s text:c="7"/>| Mimic <text:s text:c="8"/>|</text:p>
      <text:p text:style-name="P2">| CSS <text:s text:c="7"/>| Ministrap <text:s text:c="4"/>|</text:p>
      <text:p text:style-name="P2">| CSS <text:s text:c="7"/>| Lotus <text:s text:c="8"/>|</text:p>
      <text:p text:style-name="P2">| JavaScript | Jquery <text:s text:c="7"/>|</text:p>
      <text:p text:style-name="P2">| JavaScript | Angular <text:s text:c="6"/>|</text:p>
      <text:p text:style-name="P2">| JavaScript | ReactJS <text:s text:c="6"/>|</text:p>
      <text:p text:style-name="P2">| JavaScript | Vue.js <text:s text:c="7"/>|</text:p>
      <text:p text:style-name="P2">| JavaScript | Ember.js <text:s text:c="5"/>|</text:p>
      <text:p text:style-name="P2">| JavaScript | Meteor.js <text:s text:c="4"/>|</text:p>
      <text:p text:style-name="P2">| PHP <text:s text:c="7"/>| Laravel <text:s text:c="6"/>|</text:p>
      <text:p text:style-name="P2">| PHP <text:s text:c="7"/>| Symfony <text:s text:c="6"/>|</text:p>
      <text:p text:style-name="P2">| PHP <text:s text:c="7"/>| CodeIgniter <text:s text:c="2"/>|</text:p>
      <text:p text:style-name="P2">| PHP <text:s text:c="7"/>| Yii <text:s text:c="10"/>|</text:p>
      <text:p text:style-name="P2">| PHP <text:s text:c="7"/>| Phalcon <text:s text:c="6"/>|</text:p>
      <text:p text:style-name="P2">| PHP <text:s text:c="7"/>| Lumen <text:s text:c="8"/>|</text:p>
      <text:p text:style-name="P2">| PHP <text:s text:c="7"/>| Silex <text:s text:c="8"/>|</text:p>
      <text:p text:style-name="P2">| PHP <text:s text:c="7"/>| Slim <text:s text:c="9"/>|</text:p>
      <text:p text:style-name="P2">| C# <text:s text:c="8"/>| .NET <text:s text:c="9"/>|</text:p>
      <text:p text:style-name="P2">| VB <text:s text:c="8"/>| .NET <text:s text:c="9"/>|</text:p>
      <text:p text:style-name="P2">| Python <text:s text:c="4"/>| Django <text:s text:c="7"/>|</text:p>
      <text:p text:style-name="P2">| Ruby <text:s text:c="6"/>| Ruby On Rails |</text:p>
      <text:p text:style-name="P2">| Assembleur | NULL <text:s text:c="9"/>|</text:p>
      <text:p text:style-name="P2">| C <text:s text:c="9"/>| NULL <text:s text:c="9"/>|</text:p>
      <text:p text:style-name="P2"><text:soft-page-break/>| HTML <text:s text:c="6"/>| NULL <text:s text:c="9"/>|</text:p>
      <text:p text:style-name="P2">| Swift <text:s text:c="5"/>| NULL <text:s text:c="9"/>|</text:p>
      <text:p text:style-name="P2">+------------+---------------+</text:p>
      <text:p text:style-name="P2">35 rows in set (0.00 sec)</text:p>
      <text:p text:style-name="P7"/>
      <text:p text:style-name="P4"><text:bookmark-start text:name="__DdeLink__0_3054046036"/>Exercice2<text:bookmark-end text:name="__DdeLink__0_3054046036"/> :Afficher tous les frameworks associés à leurs langages. Si un langage n'a pas de framework ne pas l'afficher.</text:p>
      <text:p text:style-name="P4"/>
      <text:p text:style-name="P2">mysql&gt; SELECT `languages`.`name` AS `Language`,</text:p>
      <text:p text:style-name="P2"><text:s text:c="4"/>-&gt; `frameworks`.`name` AS `Framework`</text:p>
      <text:p text:style-name="P2"><text:s text:c="4"/>-&gt; <text:s/>FROM `languages`</text:p>
      <text:p text:style-name="P2"><text:s text:c="4"/>-&gt; INNER JOIN `frameworks`</text:p>
      <text:p text:style-name="P2"><text:s text:c="4"/>-&gt; ON `languages`.`id` = `frameworks`.`languagesId`;</text:p>
      <text:p text:style-name="P2">+------------+---------------+</text:p>
      <text:p text:style-name="P2">| Language <text:s text:c="2"/>| Framework <text:s text:c="4"/>|</text:p>
      <text:p text:style-name="P2">+------------+---------------+</text:p>
      <text:p text:style-name="P2">| C++ <text:s text:c="7"/>| Qt <text:s text:c="11"/>|</text:p>
      <text:p text:style-name="P2">| Java <text:s text:c="6"/>| SDK Android <text:s text:c="2"/>|</text:p>
      <text:p text:style-name="P2">| CSS <text:s text:c="7"/>| Bootstrap <text:s text:c="4"/>|</text:p>
      <text:p text:style-name="P2">| CSS <text:s text:c="7"/>| Foundation <text:s text:c="3"/>|</text:p>
      <text:p text:style-name="P2">| CSS <text:s text:c="7"/>| KNACSS <text:s text:c="7"/>|</text:p>
      <text:p text:style-name="P2">| CSS <text:s text:c="7"/>| Avalanche <text:s text:c="4"/>|</text:p>
      <text:p text:style-name="P2">| CSS <text:s text:c="7"/>| Miligram <text:s text:c="5"/>|</text:p>
      <text:p text:style-name="P2">| CSS <text:s text:c="7"/>| Skeleton <text:s text:c="5"/>|</text:p>
      <text:p text:style-name="P2">| CSS <text:s text:c="7"/>| Hoisin <text:s text:c="7"/>|</text:p>
      <text:p text:style-name="P2">| CSS <text:s text:c="7"/>| Inuit <text:s text:c="8"/>|</text:p>
      <text:p text:style-name="P2">| CSS <text:s text:c="7"/>| Mimic <text:s text:c="8"/>|</text:p>
      <text:p text:style-name="P2">| CSS <text:s text:c="7"/>| Ministrap <text:s text:c="4"/>|</text:p>
      <text:p text:style-name="P2">| CSS <text:s text:c="7"/>| Lotus <text:s text:c="8"/>|</text:p>
      <text:p text:style-name="P2">| JavaScript | Jquery <text:s text:c="7"/>|</text:p>
      <text:p text:style-name="P2">| JavaScript | Angular <text:s text:c="6"/>|</text:p>
      <text:p text:style-name="P2">| JavaScript | ReactJS <text:s text:c="6"/>|</text:p>
      <text:p text:style-name="P2">| JavaScript | Vue.js <text:s text:c="7"/>|</text:p>
      <text:p text:style-name="P2">| JavaScript | Ember.js <text:s text:c="5"/>|</text:p>
      <text:p text:style-name="P2">| JavaScript | Meteor.js <text:s text:c="4"/>|</text:p>
      <text:p text:style-name="P2">| PHP <text:s text:c="7"/>| Laravel <text:s text:c="6"/>|</text:p>
      <text:p text:style-name="P2">| PHP <text:s text:c="7"/>| Symfony <text:s text:c="6"/>|</text:p>
      <text:p text:style-name="P2">| PHP <text:s text:c="7"/>| CodeIgniter <text:s text:c="2"/>|</text:p>
      <text:p text:style-name="P2">| PHP <text:s text:c="7"/>| Yii <text:s text:c="10"/>|</text:p>
      <text:p text:style-name="P2">| PHP <text:s text:c="7"/>| Phalcon <text:s text:c="6"/>|</text:p>
      <text:p text:style-name="P2">| PHP <text:s text:c="7"/>| Lumen <text:s text:c="8"/>|</text:p>
      <text:p text:style-name="P2">| PHP <text:s text:c="7"/>| Silex <text:s text:c="8"/>|</text:p>
      <text:p text:style-name="P2">| PHP <text:s text:c="7"/>| Slim <text:s text:c="9"/>|</text:p>
      <text:p text:style-name="P2">| C# <text:s text:c="8"/>| .NET <text:s text:c="9"/>|</text:p>
      <text:p text:style-name="P2">| VB <text:s text:c="8"/>| .NET <text:s text:c="9"/>|</text:p>
      <text:p text:style-name="P2">| Python <text:s text:c="4"/>| Django <text:s text:c="7"/>|</text:p>
      <text:p text:style-name="P2">| Ruby <text:s text:c="6"/>| Ruby On Rails |</text:p>
      <text:p text:style-name="P2">+------------+---------------+</text:p>
      <text:p text:style-name="P2">31 rows in set (0.03 sec)</text:p>
      <text:p text:style-name="P6"><text:soft-page-break/></text:p>
      <text:p text:style-name="P4">Exercice3 :Afficher le nombre de framework qu'a un langage.</text:p>
      <text:p text:style-name="P4"/>
      <text:p text:style-name="P1">mysql&gt; SELECT `languages`.`name` AS `Language`,</text:p>
      <text:p text:style-name="P1"><text:s text:c="4"/>-&gt; COUNT(`frameworks`.`name`) AS `Total Framework`</text:p>
      <text:p text:style-name="P1"><text:s text:c="4"/>-&gt; FROM `languages`</text:p>
      <text:p text:style-name="P1"><text:s text:c="4"/>-&gt; LEFT JOIN `frameworks`</text:p>
      <text:p text:style-name="P1"><text:s text:c="4"/>-&gt; ON `languages`.`id` = `frameworks`.`languagesId`</text:p>
      <text:p text:style-name="P1"><text:s text:c="4"/>-&gt; GROUP BY `languages`.`name`;</text:p>
      <text:p text:style-name="P1">+------------+-----------------+</text:p>
      <text:p text:style-name="P1">| Language <text:s text:c="2"/>| Total Framework |</text:p>
      <text:p text:style-name="P1">+------------+-----------------+</text:p>
      <text:p text:style-name="P1">| Assembleur | <text:s text:c="14"/>0 |</text:p>
      <text:p text:style-name="P1">| C <text:s text:c="9"/>| <text:s text:c="14"/>0 |</text:p>
      <text:p text:style-name="P1">| C# <text:s text:c="8"/>| <text:s text:c="14"/>1 |</text:p>
      <text:p text:style-name="P1">| C++ <text:s text:c="7"/>| <text:s text:c="14"/>1 |</text:p>
      <text:p text:style-name="P1">| CSS <text:s text:c="7"/>| <text:s text:c="13"/>11 |</text:p>
      <text:p text:style-name="P1">| HTML <text:s text:c="6"/>| <text:s text:c="14"/>0 |</text:p>
      <text:p text:style-name="P1">| Java <text:s text:c="6"/>| <text:s text:c="14"/>1 |</text:p>
      <text:p text:style-name="P1">| JavaScript | <text:s text:c="14"/>6 |</text:p>
      <text:p text:style-name="P1">| PHP <text:s text:c="7"/>| <text:s text:c="14"/>8 |</text:p>
      <text:p text:style-name="P1">| Python <text:s text:c="4"/>| <text:s text:c="14"/>1 |</text:p>
      <text:p text:style-name="P1">| Ruby <text:s text:c="6"/>| <text:s text:c="14"/>1 |</text:p>
      <text:p text:style-name="P1">| Swift <text:s text:c="5"/>| <text:s text:c="14"/>0 |</text:p>
      <text:p text:style-name="P1">| VB <text:s text:c="8"/>| <text:s text:c="14"/>1 |</text:p>
      <text:p text:style-name="P1">+------------+-----------------+</text:p>
      <text:p text:style-name="P1">13 rows in set (0.00 sec)</text:p>
      <text:p text:style-name="P1"/>
      <text:p text:style-name="P1"/>
      <text:p text:style-name="P1"/>
      <text:p text:style-name="P5">Exercice<text:span text:style-name="T2">4</text:span> :Afficher les langages ayant plus de 3 frameworks..</text:p>
      <text:p text:style-name="P1"/>
      <text:p text:style-name="P1">mysql&gt; SELECT `languages`.`name` AS `Language`,</text:p>
      <text:p text:style-name="P1"><text:s text:c="4"/>-&gt; <text:s/>COUNT(`frameworks`.`name`) AS `Total Framework` </text:p>
      <text:p text:style-name="P1"><text:s text:c="4"/>-&gt; FROM `languages`</text:p>
      <text:p text:style-name="P1"><text:s text:c="4"/>-&gt; LEFT JOIN `frameworks`</text:p>
      <text:p text:style-name="P1"><text:s text:c="4"/>-&gt; ON `languages`.`id` = `frameworks`.`languagesId`</text:p>
      <text:p text:style-name="P1"><text:s text:c="4"/>-&gt; <text:s/>GROUP BY `languages`.`name`</text:p>
      <text:p text:style-name="P1"><text:s text:c="4"/>-&gt; HAVING COUNT(`frameworks`.`name`) &gt; 3;</text:p>
      <text:p text:style-name="P1">+------------+-----------------+</text:p>
      <text:p text:style-name="P1">| Language <text:s text:c="2"/>| Total Framework |</text:p>
      <text:p text:style-name="P1">+------------+-----------------+</text:p>
      <text:p text:style-name="P1">| CSS <text:s text:c="7"/>| <text:s text:c="13"/>11 |</text:p>
      <text:p text:style-name="P1">| JavaScript | <text:s text:c="14"/>6 |</text:p>
      <text:p text:style-name="P1">| PHP <text:s text:c="7"/>| <text:s text:c="14"/>8 |</text:p>
      <text:p text:style-name="P1">+------------+-----------------+</text:p>
      <text:p text:style-name="P1">3 rows in set (0.00 sec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0T16:04:13.899298837</meta:creation-date>
    <dc:date>2018-12-20T16:26:13.324414642</dc:date>
    <meta:editing-duration>PT11M48S</meta:editing-duration>
    <meta:editing-cycles>3</meta:editing-cycles>
    <meta:generator>LibreOffice/6.1.2.1$Linux_X86_64 LibreOffice_project/10$Build-1</meta:generator>
    <meta:document-statistic meta:table-count="0" meta:image-count="0" meta:object-count="0" meta:page-count="3" meta:paragraph-count="131" meta:word-count="656" meta:character-count="4430" meta:non-whitespace-character-count="2741"/>
  </office:meta>
</office:document-meta>
</file>